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20C0000010D1755908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7.116cm" svg:x="1cm" svg:y="1cm">
          <draw:image xlink:href="Pictures/100000000000020C0000010D17559088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25:53</dc:date>
    <meta:generator>NeoOffice/3.2015.3$Unix OpenOffice.org_project/</meta:generator>
    <meta:editing-duration>PT00H07M25S</meta:editing-duration>
    <meta:editing-cycles>13</meta:editing-cycles>
    <meta:document-statistic meta:object-count="1"/>
  </office:meta>
</office:document-meta>
</file>